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3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2.35pt double #cccccc" style:border-line-width-bottom="0.0102in 0.0016in 0.0209in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color="#333333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" style:family="table-cell" style:parent-style-name="Default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40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0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60">
      <style:table-cell-properties fo:border-bottom="2.35pt double #cccccc" style:border-line-width-bottom="0.0102in 0.0016in 0.0209in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color="#333333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 style:data-style-name="N60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60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2.35pt double #cccccc" style:border-line-width-bottom="0.0102in 0.0016in 0.0209in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color="#333333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" style:family="table-cell" style:parent-style-name="Default" style:data-style-name="N0">
      <style:table-cell-properties fo:border-bottom="0.74pt dotted #808080" fo:background-color="#ffffff" style:text-align-source="fix" style:repeat-content="false" fo:wrap-option="wrap" fo:border-left="none" fo:border-right="none" fo:border-top="0.74pt dotted #80808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22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2.35pt double #cccccc" style:border-line-width-bottom="0.0102in 0.0016in 0.0209in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color="#333333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  <style:map style:condition="cell-content()&gt;0" style:apply-style-name="Untitled11" style:base-cell-address="Sheet1.K3"/>
      <style:map style:condition="cell-content()&lt;0" style:apply-style-name="Untitled13" style:base-cell-address="Sheet1.K3"/>
    </style:style>
    <style:style style:name="ce33" style:family="table-cell" style:parent-style-name="Default" style:data-style-name="N127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  <style:map style:condition="cell-content()&gt;0" style:apply-style-name="Untitled11" style:base-cell-address="Sheet1.K3"/>
      <style:map style:condition="cell-content()&lt;0" style:apply-style-name="Untitled13" style:base-cell-address="Sheet1.K3"/>
    </style:style>
    <style:style style:name="ce34" style:family="table-cell" style:parent-style-name="Default" style:data-style-name="N127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  <style:map style:condition="cell-content()&gt;0" style:apply-style-name="Untitled11" style:base-cell-address="Sheet1.K3"/>
      <style:map style:condition="cell-content()&lt;0" style:apply-style-name="Untitled13" style:base-cell-address="Sheet1.K3"/>
    </style:style>
    <style:style style:name="ce35" style:family="table-cell" style:parent-style-name="Default">
      <style:table-cell-properties fo:border-bottom="0.74pt dotted #808080" fo:background-color="#ffffff" style:text-align-source="fix" style:repeat-content="false" fo:border-left="none" fo:border-right="none" fo:border-top="0.74pt dotted #808080" style:vertical-align="middle"/>
      <style:paragraph-properties fo:text-align="center" fo:margin-left="0in"/>
      <style:text-properties fo:color="#333333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default-cell-style-name="ce22"/>
        <table:table-column table:style-name="co5" table:number-columns-repeated="2" table:default-cell-style-name="ce25"/>
        <table:table-column table:style-name="co6" table:default-cell-style-name="ce28"/>
        <table:table-column table:style-name="co7" table:default-cell-style-name="ce29"/>
        <table:table-column table:style-name="co3" table:default-cell-style-name="ce30"/>
        <table:table-column table:style-name="co8" table:default-cell-style-name="ce31"/>
        <table:table-column table:style-name="co9" table:default-cell-style-name="ce34"/>
        <table:table-column table:style-name="co10" table:default-cell-style-name="ce35"/>
        <table:table-column table:style-name="co11" table:default-cell-style-name="ce35"/>
        <table:table-column table:style-name="co5" table:default-cell-style-name="Default"/>
        <table:table-column table:style-name="co5" table:number-columns-repeated="1009" table:default-cell-style-name="ce1"/>
        <table:table-row table:style-name="ro1">
          <table:table-cell table:number-columns-repeated="2"/>
          <table:table-cell table:style-name="Default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11"/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# of trade </text:p>
          </table:table-cell>
          <table:table-cell table:style-name="ce3" office:value-type="string" calcext:value-type="string">
            <text:p>Datetime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Close</text:p>
          </table:table-cell>
          <table:table-cell table:style-name="ce10" office:value-type="string" calcext:value-type="string">
            <text:p>Duration</text:p>
          </table:table-cell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Amount</text:p>
          </table:table-cell>
          <table:table-cell table:style-name="ce16" office:value-type="string" calcext:value-type="string">
            <text:p>Win/Loss </text:p>
          </table:table-cell>
          <table:table-cell table:style-name="ce3" office:value-type="string" calcext:value-type="string">
            <text:p>Percentage</text:p>
          </table:table-cell>
          <table:table-cell table:style-name="ce3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date" office:date-value="2023-11-16" calcext:value-type="date">
            <text:p>Nov 16, 2023</text:p>
          </table:table-cell>
          <table:table-cell table:style-name="ce24" office:value-type="time" office:time-value="PT15H28M10S" calcext:value-type="time">
            <text:p>15:28</text:p>
          </table:table-cell>
          <table:table-cell table:style-name="ce24" office:value-type="time" office:time-value="PT16H16M00S" calcext:value-type="time">
            <text:p>16:16</text:p>
          </table:table-cell>
          <table:table-cell table:style-name="ce27" table:formula="of:=INT(((HOUR([.F4])*60 + MINUTE([.F4])) - (HOUR([.E4])*60 + MINUTE([.E4]) ))/60) &amp; &quot; hour &quot;  &amp;       MOD(((HOUR([.F4])*60 + MINUTE([.F4])) - (HOUR([.E4])*60 + MINUTE([.E4]) ));60) &amp; &quot; min &quot;" office:value-type="string" office:string-value="0 hour 48 min " calcext:value-type="string">
            <text:p>0 hour 48 min </text:p>
          </table:table-cell>
          <table:table-cell office:value-type="string" calcext:value-type="string">
            <text:p>BTCUSDT</text:p>
          </table:table-cell>
          <table:table-cell office:value-type="float" office:value="20" calcext:value-type="float">
            <text:p>20X</text:p>
          </table:table-cell>
          <table:table-cell/>
          <table:table-cell table:style-name="ce33" office:value-type="float" office:value="-20" calcext:value-type="float">
            <text:p>-20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date" office:date-value="2021-11-18" calcext:value-type="date">
            <text:p>Nov 18, 2021</text:p>
          </table:table-cell>
          <table:table-cell table:style-name="ce24" office:value-type="time" office:time-value="PT10H59M00S" calcext:value-type="time">
            <text:p>10:59</text:p>
          </table:table-cell>
          <table:table-cell table:style-name="ce24" office:value-type="time" office:time-value="PT11H47M00S" calcext:value-type="time">
            <text:p>11:47</text:p>
          </table:table-cell>
          <table:table-cell table:style-name="ce27" table:formula="of:=INT(((HOUR([.F5])*60 + MINUTE([.F5])) - (HOUR([.E5])*60 + MINUTE([.E5]) ))/60) &amp; &quot; hour &quot;  &amp;       MOD(((HOUR([.F5])*60 + MINUTE([.F5])) - (HOUR([.E5])*60 + MINUTE([.E5]) ));60) &amp; &quot; min &quot;" office:value-type="string" office:string-value="0 hour 48 min " calcext:value-type="string">
            <text:p>0 hour 48 min </text:p>
          </table:table-cell>
          <table:table-cell office:value-type="string" calcext:value-type="string">
            <text:p>LINKUSDT</text:p>
          </table:table-cell>
          <table:table-cell office:value-type="float" office:value="5" calcext:value-type="float">
            <text:p>5X</text:p>
          </table:table-cell>
          <table:table-cell/>
          <table:table-cell table:style-name="ce33" office:value-type="float" office:value="-100" calcext:value-type="float">
            <text:p>-10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4" office:value-type="time" office:time-value="PT22H32M00S" calcext:value-type="time">
            <text:p>22:32</text:p>
          </table:table-cell>
          <table:table-cell table:style-name="ce24" office:value-type="time" office:time-value="PT23H14M00S" calcext:value-type="time">
            <text:p>23:14</text:p>
          </table:table-cell>
          <table:table-cell table:style-name="ce27" table:formula="of:=INT(((HOUR([.F6])*60 + MINUTE([.F6])) - (HOUR([.E6])*60 + MINUTE([.E6]) ))/60) &amp; &quot; hour &quot;  &amp;       MOD(((HOUR([.F6])*60 + MINUTE([.F6])) - (HOUR([.E6])*60 + MINUTE([.E6]) ));60) &amp; &quot; min &quot;" office:value-type="string" office:string-value="0 hour 42 min " calcext:value-type="string">
            <text:p>0 hour 42 min </text:p>
          </table:table-cell>
          <table:table-cell table:number-columns-repeated="3"/>
          <table:table-cell office:value-type="float" office:value="82" calcext:value-type="float">
            <text:p>+82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4" office:value-type="time" office:time-value="PT13H12M00S" calcext:value-type="time">
            <text:p>13:12</text:p>
          </table:table-cell>
          <table:table-cell table:style-name="ce24" office:value-type="time" office:time-value="PT14H17M00S" calcext:value-type="time">
            <text:p>14:17</text:p>
          </table:table-cell>
          <table:table-cell table:style-name="ce27" table:formula="of:=INT(((HOUR([.F7])*60 + MINUTE([.F7])) - (HOUR([.E7])*60 + MINUTE([.E7]) ))/60) &amp; &quot; hour &quot;  &amp;       MOD(((HOUR([.F7])*60 + MINUTE([.F7])) - (HOUR([.E7])*60 + MINUTE([.E7]) ));60) &amp; &quot; min &quot;" office:value-type="string" office:string-value="1 hour 5 min " calcext:value-type="string">
            <text:p>1 hour 5 min </text:p>
          </table:table-cell>
          <table:table-cell table:number-columns-repeated="3"/>
          <table:table-cell office:value-type="float" office:value="-59" calcext:value-type="float">
            <text:p>-59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4" office:value-type="time" office:time-value="PT14H22M00S" calcext:value-type="time">
            <text:p>14:22</text:p>
          </table:table-cell>
          <table:table-cell table:style-name="ce24" office:value-type="time" office:time-value="PT18H01M00S" calcext:value-type="time">
            <text:p>18:01</text:p>
          </table:table-cell>
          <table:table-cell table:style-name="ce27" table:formula="of:=INT(((HOUR([.F8])*60 + MINUTE([.F8])) - (HOUR([.E8])*60 + MINUTE([.E8]) ))/60) &amp; &quot; hour &quot;  &amp;       MOD(((HOUR([.F8])*60 + MINUTE([.F8])) - (HOUR([.E8])*60 + MINUTE([.E8]) ));60) &amp; &quot; min &quot;" office:value-type="string" office:string-value="3 hour 39 min " calcext:value-type="string">
            <text:p>3 hour 39 min </text:p>
          </table:table-cell>
          <table:table-cell table:number-columns-repeated="3"/>
          <table:table-cell office:value-type="float" office:value="69" calcext:value-type="float">
            <text:p>+69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ce27" table:formula="of:=INT(((HOUR([.F9])*60 + MINUTE([.F9])) - (HOUR([.E9])*60 + MINUTE([.E9]) ))/60) &amp; &quot; hour &quot;  &amp;       MOD(((HOUR([.F9])*60 + MINUTE([.F9])) - (HOUR([.E9])*60 + MINUTE([.E9]) ));60) &amp; &quot; min &quot;" office:value-type="string" office:string-value="0 hour 0 min " calcext:value-type="string">
            <text:p>0 hour 0 min </text:p>
          </table:table-cell>
          <table:table-cell table:number-columns-repeated="3"/>
          <table:table-cell office:value-type="float" office:value="4" calcext:value-type="float">
            <text:p>+4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style-name="ce27" table:formula="of:=INT(((HOUR([.F10])*60 + MINUTE([.F10])) - (HOUR([.E10])*60 + MINUTE([.E10]) ))/60) &amp; &quot; hour &quot;  &amp;       MOD(((HOUR([.F10])*60 + MINUTE([.F10])) - (HOUR([.E10])*60 + MINUTE([.E10]) ));60) &amp; &quot; min &quot;" office:value-type="string" office:string-value="0 hour 0 min " calcext:value-type="string">
            <text:p>0 hour 0 min </text:p>
          </table:table-cell>
          <table:table-cell table:number-columns-repeated="3"/>
          <table:table-cell office:value-type="float" office:value="-3.5" calcext:value-type="float">
            <text:p>-4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27" table:formula="of:=INT(((HOUR([.F11])*60 + MINUTE([.F11])) - (HOUR([.E11])*60 + MINUTE([.E11]) ))/60) &amp; &quot; hour &quot;  &amp;       MOD(((HOUR([.F11])*60 + MINUTE([.F11])) - (HOUR([.E11])*60 + MINUTE([.E11]) ));60) &amp; &quot; min &quot;" office:value-type="string" office:string-value="0 hour 0 min " calcext:value-type="string">
            <text:p>0 hour 0 min </text:p>
          </table:table-cell>
          <table:table-cell table:number-columns-repeated="3"/>
          <table:table-cell office:value-type="float" office:value="49" calcext:value-type="float">
            <text:p>+49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27" table:formula="of:=INT(((HOUR([.F12])*60 + MINUTE([.F12])) - (HOUR([.E12])*60 + MINUTE([.E12]) ))/60) &amp; &quot; hour &quot;  &amp;       MOD(((HOUR([.F12])*60 + MINUTE([.F12])) - (HOUR([.E12])*60 + MINUTE([.E12]) ));60) &amp; &quot; min &quot;" office:value-type="string" office:string-value="0 hour 0 min " calcext:value-type="string">
            <text:p>0 hour 0 min </text:p>
          </table:table-cell>
          <table:table-cell table:number-columns-repeated="3"/>
          <table:table-cell office:value-type="float" office:value="32" calcext:value-type="float">
            <text:p>+32</text:p>
          </table:table-cell>
          <table:table-cell/>
          <table:table-cell office:value-type="float" office:value="1029" calcext:value-type="float">
            <text:p>1029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style-name="ce27" table:formula="of:=INT(((HOUR([.F13])*60 + MINUTE([.F13])) - (HOUR([.E13])*60 + MINUTE([.E13]) ))/60) &amp; &quot; hour &quot;  &amp;       MOD(((HOUR([.F13])*60 + MINUTE([.F13])) - (HOUR([.E13])*60 + MINUTE([.E13]) ));60) &amp; &quot; min &quot;" office:value-type="string" office:string-value="0 hour 0 min " calcext:value-type="string">
            <text:p>0 hour 0 min </text:p>
          </table:table-cell>
          <table:table-cell table:number-columns-repeated="3"/>
          <table:table-cell office:value-type="float" office:value="7" calcext:value-type="float">
            <text:p>+7</text:p>
          </table:table-cell>
          <table:table-cell/>
          <table:table-cell office:value-type="float" office:value="1036" calcext:value-type="float">
            <text:p>1036</text:p>
          </table:table-cell>
          <table:table-cell/>
          <table:table-cell table:style-name="ce17"/>
          <table:table-cell table:number-columns-repeated="1008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style-name="ce27" table:formula="of:=INT(((HOUR([.F14])*60 + MINUTE([.F14])) - (HOUR([.E14])*60 + MINUTE([.E14]) ))/60) &amp; &quot; hour &quot;  &amp;       MOD(((HOUR([.F14])*60 + MINUTE([.F14])) - (HOUR([.E14])*60 + MINUTE([.E14]) ));60) &amp; &quot; min &quot;" office:value-type="string" office:string-value="0 hour 0 min " calcext:value-type="string">
            <text:p>0 hour 0 min </text:p>
          </table:table-cell>
          <table:table-cell table:number-columns-repeated="3"/>
          <table:table-cell office:value-type="float" office:value="100" calcext:value-type="float">
            <text:p>+100</text:p>
          </table:table-cell>
          <table:table-cell/>
          <table:table-cell office:value-type="float" office:value="1136" calcext:value-type="float">
            <text:p>1136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-119" calcext:value-type="float">
            <text:p>-119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59" calcext:value-type="float">
            <text:p>+59</text:p>
          </table:table-cell>
          <table:table-cell/>
          <table:table-cell office:value-type="float" office:value="1076" calcext:value-type="float">
            <text:p>1076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39" calcext:value-type="float">
            <text:p>+39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-98" calcext:value-type="float">
            <text:p>-9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-28" calcext:value-type="float">
            <text:p>-2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230" calcext:value-type="float">
            <text:p>+2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112" calcext:value-type="float">
            <text:p>+1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-39" calcext:value-type="float">
            <text:p>-39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-32" calcext:value-type="float">
            <text:p>-3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68" calcext:value-type="float">
            <text:p>+6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-113" calcext:value-type="float">
            <text:p>-11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number-columns-repeated="3"/>
          <table:table-cell office:value-type="float" office:value="315" calcext:value-type="float">
            <text:p>+315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10" calcext:value-type="float">
            <text:p>+11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-9" calcext:value-type="float">
            <text:p>-9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-37" calcext:value-type="float">
            <text:p>-3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30" calcext:value-type="float">
            <text:p>+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-25" calcext:value-type="float">
            <text:p>-25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3" calcext:value-type="float">
            <text:p>+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2" table:number-rows-repeated="1048537">
          <table:table-cell table:number-columns-repeated="1023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K3:Sheet1.K1048576">
            <calcext:condition calcext:apply-style-name="Untitled11" calcext:value="&gt;0" calcext:base-cell-address="Sheet1.K3"/>
            <calcext:condition calcext:apply-style-name="Untitled13" calcext:value="&lt;0" calcext:base-cell-address="Sheet1.K3"/>
          </calcext:conditional-format>
          <calcext:conditional-format calcext:target-range-address="Sheet1.K6:Sheet1.K1048576">
            <calcext:icon-set calcext:icon-set-type="3Arrows">
              <calcext:formatting-entry calcext:value="0" calcext:type="percent"/>
              <calcext:formatting-entry calcext:value="1" calcext:type="number"/>
              <calcext:formatting-entry calcext:value="0" calcext:type="number"/>
            </calcext:icon-set>
          </calcext:conditional-format>
          <calcext:conditional-format calcext:target-range-address="Sheet1.K4:Sheet1.K5">
            <calcext:icon-set calcext:icon-set-type="3Arrows">
              <calcext:formatting-entry calcext:value="0" calcext:type="percent"/>
              <calcext:formatting-entry calcext:value="1" calcext:type="number"/>
              <calcext:formatting-entry calcext:value="0" calcext:type="number"/>
            </calcext:icon-set>
          </calcext:conditional-format>
          <calcext:conditional-format calcext:target-range-address="Sheet1.K3:Sheet1.K3">
            <calcext:icon-set calcext:icon-set-type="3Arrows">
              <calcext:formatting-entry calcext:value="0" calcext:type="percent"/>
              <calcext:formatting-entry calcext:value="1" calcext:type="number"/>
              <calcext:formatting-entry calcext:value="0" calcext:type="number"/>
            </calcext:icon-set>
          </calcext:conditional-format>
        </calcext:conditional-formats>
      </table:table>
      <table:named-expressions>
        <table:named-expression table:name="MyTable" table:base-cell-address="$Sheet1.$C$5" table:expression="#REF!"/>
      </table:named-expressions>
      <table:database-ranges>
        <table:database-range table:name="__Anonymous_Sheet_DB__0" table:target-range-address="Sheet1.C3:Sheet1.M3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text>+</number:text>
      <number:currency-symbol/>
      <number:number number:decimal-places="0" number:min-decimal-places="0" number:min-integer-digits="1"/>
    </number:currency-style>
    <number:currency-style style:name="N131">
      <number:text>-</number:text>
      <number:currency-symbol/>
      <number:number number:decimal-places="0" number:min-decimal-places="0" number:min-integer-digits="1"/>
      <style:map style:condition="value()&gt;=0" style:apply-style-name="N131P0"/>
    </number:currency-style>
    <number:currency-style style:name="N129P0" style:volatile="true">
      <number:currency-symbol/>
      <number:text>+</number:text>
      <number:number number:decimal-places="0" number:min-decimal-places="0" number:min-integer-digits="1"/>
    </number:currency-style>
    <number:number-style style:name="N129">
      <number:text>-</number:text>
      <number:number number:decimal-places="0" number:min-decimal-places="0" number:min-integer-digits="1"/>
      <style:map style:condition="value()&gt;=0" style:apply-style-name="N129P0"/>
    </number:number-style>
    <number:number-style style:name="N127P0" style:volatile="true">
      <number:text>+</number:text>
      <number:number number:decimal-places="0" number:min-decimal-places="0" number:min-integer-digits="1"/>
    </number:number-style>
    <number:number-style style:name="N127">
      <number:text>-</number:text>
      <number:number number:decimal-places="0" number:min-decimal-places="0" number:min-integer-digits="1"/>
      <style:map style:condition="value()&gt;=0" style:apply-style-name="N127P0"/>
    </number:number-style>
    <number:number-style style:name="N125P0" style:volatile="true">
      <number:text>+</number:text>
      <number:number number:decimal-places="2" number:min-decimal-places="2" number:min-integer-digits="1"/>
    </number:number-style>
    <number:number-style style:name="N125"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23">
      <number:text>X</number:text>
      <number:number number:decimal-places="0" number:min-decimal-places="0" number:min-integer-digits="1"/>
    </number:number-style>
    <number:number-style style:name="N122">
      <number:number number:decimal-places="0" number:min-decimal-places="0" number:min-integer-digits="1"/>
      <number:text>X</number:text>
    </number:number-style>
    <number:number-style style:name="N121">
      <number:number number:decimal-places="0" number:min-decimal-places="0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3838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bbe33d"/>
    </style:style>
    <style:style style:name="Untitled6" style:family="table-cell" style:parent-style-name="Default">
      <style:table-cell-properties fo:background-color="#5eb91e"/>
    </style:style>
    <style:style style:name="Untitled7" style:family="table-cell" style:parent-style-name="Default">
      <style:table-cell-properties fo:background-color="#ff3838"/>
    </style:style>
    <style:style style:name="Untitled8" style:family="table-cell" style:parent-style-name="Default">
      <style:table-cell-properties style:diagonal-bl-tr="none" style:diagonal-tl-br="none" fo:border="0.51pt solid #000000"/>
    </style:style>
    <style:style style:name="Untitled9" style:family="table-cell" style:parent-style-name="Default">
      <style:table-cell-properties style:diagonal-bl-tr="0.06pt solid #000000" style:diagonal-tl-br="0.06pt solid #000000" fo:border="0.06pt solid #000000"/>
    </style:style>
    <style:style style:name="Untitled10" style:family="table-cell" style:parent-style-name="Default">
      <style:table-cell-properties fo:background-color="#e96245"/>
    </style:style>
    <style:style style:name="Kar" style:family="table-cell" style:parent-style-name="Default">
      <style:table-cell-properties style:diagonal-bl-tr="none" style:diagonal-tl-br="none"/>
      <style:text-properties fo:color="#00a933" fo:font-size="22pt" fo:font-style="italic" fo:font-weight="bold"/>
    </style:style>
    <style:style style:name="zarar" style:family="table-cell" style:parent-style-name="Default">
      <style:text-properties fo:color="#ff0000" fo:font-size="22pt" fo:font-weight="bold"/>
    </style:style>
    <style:style style:name="Untitled11" style:family="table-cell" style:parent-style-name="Default">
      <style:text-properties fo:color="#00a933" fo:font-size="12pt" fo:font-weight="bold"/>
    </style:style>
    <style:style style:name="Untitled12" style:family="table-cell" style:parent-style-name="Default">
      <style:table-cell-properties fo:background-color="#ffffff"/>
      <style:text-properties fo:color="#ff0000" fo:font-size="12pt" fo:font-weight="bold"/>
    </style:style>
    <style:style style:name="Untitled13" style:family="table-cell" style:parent-style-name="Default">
      <style:text-properties fo:color="#ff0000"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03:27.221186731</meta:creation-date>
    <meta:editing-duration>PT2H1M30S</meta:editing-duration>
    <meta:editing-cycles>5</meta:editing-cycles>
    <meta:generator>LibreOffice/7.3.7.2$Linux_X86_64 LibreOffice_project/30$Build-2</meta:generator>
    <dc:date>2023-11-24T04:22:47.414332216</dc:date>
    <meta:document-statistic meta:table-count="1" meta:cell-count="114" meta:object-count="0"/>
  </office:meta>
</office:document-meta>
</file>